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c9211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c9211e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c9211e" fo:font-size="10pt" style:font-size-asian="10pt" style:font-size-complex="10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c9211e" fo:font-size="10pt" style:font-size-asian="10pt" style:font-size-complex="10pt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default-cell-style-name="ce26"/>
        <table:table-column table:style-name="co3" table:default-cell-style-name="ce26"/>
        <table:table-column table:style-name="co1" table:default-cell-style-name="ce35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 table:number-columns-spanned="10" table:number-rows-spanned="1">
            <text:p>COMPARAISON DES MODÈLES AVEC 1 THREAD <text:s/></text:p>
          </table:table-cell>
          <table:covered-table-cell table:number-columns-repeated="6" table:style-name="Default"/>
          <table:covered-table-cell table:number-columns-repeated="3"/>
        </table:table-row>
        <table:table-row table:style-name="ro1">
          <table:table-cell table:style-name="ce26" office:value-type="string" calcext:value-type="string">
            <text:p>Instances</text:p>
          </table:table-cell>
          <table:table-cell table:style-name="ce25" office:value-type="string" calcext:value-type="string">
            <text:p>Z_kt Objectif</text:p>
          </table:table-cell>
          <table:table-cell table:style-name="ce33" office:value-type="string" calcext:value-type="string">
            <text:p><text:span text:style-name="T2">Z_kt</text:span> Gap (%)</text:p>
          </table:table-cell>
          <table:table-cell table:style-name="ce32" office:value-type="string" calcext:value-type="string">
            <text:p><text:span text:style-name="T2">Z_kt </text:span>Time</text:p>
          </table:table-cell>
          <table:table-cell table:style-name="ce25" office:value-type="string" calcext:value-type="string">
            <text:p>Z_t Objectif</text:p>
          </table:table-cell>
          <table:table-cell table:style-name="ce33" office:value-type="string" calcext:value-type="string">
            <text:p><text:span text:style-name="T2">Z_t</text:span> Gap (%)</text:p>
          </table:table-cell>
          <table:table-cell table:style-name="ce32" office:value-type="string" calcext:value-type="string">
            <text:p><text:span text:style-name="T2">Z_t </text:span>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5</text:p>
          </table:table-cell>
          <table:table-cell table:style-name="ce31" office:value-type="float" office:value="19450.61" calcext:value-type="float">
            <text:p>19450,61</text:p>
          </table:table-cell>
          <table:table-cell table:style-name="ce31" office:value-type="string" calcext:value-type="string">
            <text:p>&lt;0,01</text:p>
          </table:table-cell>
          <table:table-cell table:style-name="ce34" office:value-type="float" office:value="0.0178" calcext:value-type="float">
            <text:p>0,0178</text:p>
          </table:table-cell>
          <table:table-cell office:value-type="float" office:value="19450.62" calcext:value-type="float">
            <text:p>19450,62</text:p>
          </table:table-cell>
          <table:table-cell office:value-type="string" calcext:value-type="string">
            <text:p>&lt;0,01</text:p>
          </table:table-cell>
          <table:table-cell office:value-type="float" office:value="0.0249" calcext:value-type="float">
            <text:p>0,02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1119" calcext:value-type="float">
            <text:p>0,111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37.8" calcext:value-type="float">
            <text:p>170037,8</text:p>
          </table:table-cell>
          <table:table-cell office:value-type="string" calcext:value-type="string">
            <text:p>&lt;0,01</text:p>
          </table:table-cell>
          <table:table-cell office:value-type="float" office:value="0.3237" calcext:value-type="float">
            <text:p>0,323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100-5</text:p>
          </table:table-cell>
          <table:table-cell table:style-name="ce32" office:value-type="float" office:value="333494.96" calcext:value-type="float">
            <text:p>333494,96</text:p>
          </table:table-cell>
          <table:table-cell table:style-name="ce32" office:value-type="string" calcext:value-type="string">
            <text:p>&lt;0,01</text:p>
          </table:table-cell>
          <table:table-cell table:style-name="ce32" office:value-type="float" office:value="0.3619" calcext:value-type="float">
            <text:p>0,3619</text:p>
          </table:table-cell>
          <table:table-cell office:value-type="float" office:value="333498.76" calcext:value-type="float">
            <text:p>333498,76</text:p>
          </table:table-cell>
          <table:table-cell office:value-type="string" calcext:value-type="string">
            <text:p>&lt;0,01</text:p>
          </table:table-cell>
          <table:table-cell table:style-name="ce35" office:value-type="float" office:value="0.3137" calcext:value-type="float">
            <text:p>0,313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5-10</text:p>
          </table:table-cell>
          <table:table-cell table:style-name="ce33" office:value-type="float" office:value="37730.16" calcext:value-type="float">
            <text:p>37730,16</text:p>
          </table:table-cell>
          <table:table-cell table:style-name="ce31" office:value-type="string" calcext:value-type="string">
            <text:p>&lt;0,01</text:p>
          </table:table-cell>
          <table:table-cell table:style-name="ce34" office:value-type="float" office:value="0.1992" calcext:value-type="float">
            <text:p>0,1992</text:p>
          </table:table-cell>
          <table:table-cell office:value-type="float" office:value="37730.16" calcext:value-type="float">
            <text:p>37730,16</text:p>
          </table:table-cell>
          <table:table-cell office:value-type="string" calcext:value-type="string">
            <text:p>&lt;0,01</text:p>
          </table:table-cell>
          <table:table-cell office:value-type="float" office:value="0.2212" calcext:value-type="float">
            <text:p>0,22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9782" calcext:value-type="float">
            <text:p>0,978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8316.44" calcext:value-type="float">
            <text:p>328316,44</text:p>
          </table:table-cell>
          <table:table-cell office:value-type="string" calcext:value-type="string">
            <text:p>&lt;0,01</text:p>
          </table:table-cell>
          <table:table-cell office:value-type="float" office:value="7.6347" calcext:value-type="float">
            <text:p>7,634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100-10</text:p>
          </table:table-cell>
          <table:table-cell table:style-name="ce25" office:value-type="float" office:value="646605.8" calcext:value-type="float">
            <text:p>646605,8</text:p>
          </table:table-cell>
          <table:table-cell table:style-name="ce33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6614.72" calcext:value-type="float">
            <text:p>646614,72</text:p>
          </table:table-cell>
          <table:table-cell office:value-type="string" calcext:value-type="string">
            <text:p>&lt;0,01</text:p>
          </table:table-cell>
          <table:table-cell office:value-type="float" office:value="11.4564" calcext:value-type="float">
            <text:p>11,456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129.5241" calcext:value-type="float">
            <text:p>129,524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29851.86" calcext:value-type="float">
            <text:p>329851,86</text:p>
          </table:table-cell>
          <table:table-cell office:value-type="string" calcext:value-type="string">
            <text:p>&lt;0,01</text:p>
          </table:table-cell>
          <table:table-cell office:value-type="float" office:value="1719.1831" calcext:value-type="float">
            <text:p>1719,183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table:style-name="ce32" office:value-type="float" office:value="5861.7879" calcext:value-type="float">
            <text:p>5861,7879</text:p>
          </table:table-cell>
          <table:table-cell office:value-type="float" office:value="808253.47" calcext:value-type="float">
            <text:p>808253,47</text:p>
          </table:table-cell>
          <table:table-cell office:value-type="string" calcext:value-type="string">
            <text:p>&lt;0,01</text:p>
          </table:table-cell>
          <table:table-cell table:style-name="ce35" office:value-type="float" office:value="5507.001" calcext:value-type="float">
            <text:p>5507,001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31" office:value-type="float" office:value="0.011" calcext:value-type="float">
            <text:p>0,011</text:p>
          </table:table-cell>
          <table:table-cell table:style-name="ce36" office:value-type="float" office:value="4390.2" calcext:value-type="float">
            <text:p>4390,2</text:p>
          </table:table-cell>
          <table:table-cell office:value-type="float" office:value="1593427.45" calcext:value-type="float">
            <text:p>1593427,45</text:p>
          </table:table-cell>
          <table:table-cell office:value-type="float" office:value="0.012" calcext:value-type="float">
            <text:p>0,012</text:p>
          </table:table-cell>
          <table:table-cell table:style-name="ce35" office:value-type="float" office:value="3811.8551" calcext:value-type="float">
            <text:p>3811,8551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9:53:32.608193895</meta:creation-date>
    <dc:date>2023-12-17T19:51:12.586765683</dc:date>
    <meta:editing-duration>PT3H15M50S</meta:editing-duration>
    <meta:editing-cycles>1</meta:editing-cycles>
    <meta:generator>LibreOffice/7.3.7.2$Linux_X86_64 LibreOffice_project/30$Build-2</meta:generator>
    <meta:document-statistic meta:table-count="1" meta:cell-count="104" meta:object-count="0"/>
  </office:meta>
</office:document-meta>
</file>